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f9e99" draw:fill="solid" draw:fill-color="#b8cac3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1cm" svg:stroke-color="#8f9e99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8f9e99" draw:marker-start="Arrow" draw:marker-start-width="0.45cm" draw:marker-end="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f9e99" draw:marker-start="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weight="bold" style:font-weight-asian="bold" style:font-weight-complex="bold"/>
    </style:style>
    <style:style style:name="P3" style:family="paragraph">
      <style:text-properties fo:color="#4c4c4c" fo:font-weight="bold" style:font-weight-asian="bold" style:font-weight-complex="bold"/>
    </style:style>
    <style:style style:name="T1" style:family="text">
      <style:text-properties fo:color="#4c4c4c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5.5cm" svg:height="2.2cm" svg:x="4cm" svg:y="4.6cm">
          <text:p text:style-name="P1"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5.5cm" svg:height="2.2cm" svg:x="0.6cm" svg:y="9.2cm">
          <text:p text:style-name="P1"><text:span text:style-name="T1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5cm" svg:height="2.2cm" svg:x="11.1cm" svg:y="11.9cm">
          <text:p text:style-name="P1"><text:span text:style-name="T1">Ca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5cm" svg:height="2.2cm" svg:x="3.6cm" svg:y="16.2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5cm" svg:height="2.2cm" svg:x="14cm" svg:y="7.1cm">
          <text:p text:style-name="P1"><text:span text:style-name="T1">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5.5cm" svg:height="2.2cm" svg:x="21.9cm" svg:y="13.8cm">
          <text:p text:style-name="P1"><text:span text:style-name="T1">Seed/Clean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5cm" svg:height="2.2cm" svg:x="12.3cm" svg:y="17.1cm">
          <text:p text:style-name="P1"><text:span text:style-name="T1">Coverag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35cm" svg:y1="9.2cm" svg:x2="6.75cm" svg:y2="6.8cm" draw:start-shape="id1" draw:start-glue-point="0" draw:end-shape="id2" draw:end-glue-point="2" svg:d="m3350 9200 3400-2400">
          <text:p/>
        </draw:connector>
        <draw:connector draw:style-name="gr2" draw:text-style-name="P1" draw:layer="layout" draw:type="line" svg:x1="10.42cm" svg:y1="0.607cm" svg:x2="6.75cm" svg:y2="4.6cm" draw:end-shape="id2" draw:end-glue-point="0" svg:d="m10420 607-3670 3993">
          <text:p/>
        </draw:connector>
        <draw:connector draw:style-name="gr2" draw:text-style-name="P1" draw:layer="layout" draw:type="line" svg:x1="14.205cm" svg:y1="2.398cm" svg:x2="6.75cm" svg:y2="4.6cm" draw:end-shape="id2" draw:end-glue-point="0" svg:d="m14205 2398-7455 2202">
          <text:p/>
        </draw:connector>
        <draw:connector draw:style-name="gr2" draw:text-style-name="P1" draw:layer="layout" draw:type="line" svg:x1="12.821cm" svg:y1="0.973cm" svg:x2="6.75cm" svg:y2="4.6cm" draw:end-shape="id2" draw:end-glue-point="0" svg:d="m12821 973-6071 3627">
          <text:p/>
        </draw:connector>
        <draw:connector draw:style-name="gr3" draw:text-style-name="P1" draw:layer="layout" draw:type="curve" svg:x1="6.1cm" svg:y1="10.3cm" svg:x2="10.827cm" svg:y2="12.37cm" draw:start-shape="id1" draw:start-glue-point="1" svg:d="m6100 10300c3922 0 1559 2070 4727 2070">
          <text:p/>
        </draw:connector>
        <draw:connector draw:style-name="gr4" draw:text-style-name="P1" draw:layer="layout" draw:type="curve" svg:x1="6.512cm" svg:y1="11.109cm" svg:x2="11.1cm" svg:y2="13cm" draw:end-shape="id3" svg:d="m6512 11109c3066 0 772 1891 4588 1891">
          <text:p/>
        </draw:connector>
        <draw:connector draw:style-name="gr2" draw:text-style-name="P1" draw:layer="layout" draw:type="line" svg:x1="6.35cm" svg:y1="16.2cm" svg:x2="3.35cm" svg:y2="11.4cm" draw:start-shape="id4" draw:start-glue-point="0" draw:end-shape="id1" draw:end-glue-point="2" svg:d="m6350 16200-3000-4800">
          <text:p/>
        </draw:connector>
        <draw:connector draw:style-name="gr2" draw:text-style-name="P1" draw:layer="layout" draw:type="line" svg:x1="6.35cm" svg:y1="16.2cm" svg:x2="13.85cm" svg:y2="14.1cm" draw:start-shape="id4" draw:start-glue-point="0" draw:end-shape="id3" draw:end-glue-point="2" svg:d="m6350 16200 7500-2100">
          <text:p/>
        </draw:connector>
        <draw:connector draw:style-name="gr2" draw:text-style-name="P1" draw:layer="layout" draw:type="line" svg:x1="16.75cm" svg:y1="9.3cm" svg:x2="13.85cm" svg:y2="11.9cm" draw:start-shape="id5" draw:start-glue-point="2" draw:end-shape="id3" draw:end-glue-point="0" svg:d="m16750 9300-2900 2600">
          <text:p/>
        </draw:connector>
        <draw:connector draw:style-name="gr2" draw:text-style-name="P1" draw:layer="layout" draw:type="line" svg:x1="12.3cm" svg:y1="18.2cm" svg:x2="9.1cm" svg:y2="17.3cm" draw:start-shape="id6" draw:end-shape="id4" draw:end-glue-point="1" svg:d="m12300 18200-3200-900">
          <text:p/>
        </draw:connector>
        <draw:connector draw:style-name="gr3" draw:text-style-name="P1" draw:layer="layout" draw:type="curve" svg:x1="16.9cm" svg:y1="12.6cm" svg:x2="21.627cm" svg:y2="14.67cm" svg:d="m16900 12600c3922 0 1559 2070 4727 2070">
          <text:p/>
        </draw:connector>
        <draw:connector draw:style-name="gr3" draw:text-style-name="P1" draw:layer="layout" draw:type="curve" svg:x1="16.9cm" svg:y1="13.5cm" svg:x2="21.488cm" svg:y2="15.391cm" svg:d="m16900 13500c3441 0 1147 1891 4588 1891">
          <text:p/>
        </draw:connector>
        <draw:connector draw:style-name="gr2" draw:text-style-name="P1" draw:layer="layout" draw:type="line" svg:x1="17.8cm" svg:y1="18.2cm" svg:x2="24.65cm" svg:y2="16cm" draw:start-shape="id6" draw:start-glue-point="1" draw:end-shape="id7" draw:end-glue-point="2" svg:d="m17800 18200 6850-2200">
          <text:p/>
        </draw:connector>
        <draw:frame draw:style-name="gr5" draw:text-style-name="P3" draw:layer="layout" svg:width="1.844cm" svg:height="0.962cm" svg:x="7.9cm" svg:y="1.738cm">
          <draw:text-box>
            <text:p><text:span text:style-name="T1">TMS</text:span></text:p>
          </draw:text-box>
        </draw:frame>
        <draw:frame draw:style-name="gr5" draw:text-style-name="P3" draw:layer="layout" svg:width="2.056cm" svg:height="0.962cm" svg:x="10.356cm" svg:y="1.638cm">
          <draw:text-box>
            <text:p><text:span text:style-name="T1">WMS</text:span></text:p>
          </draw:text-box>
        </draw:frame>
        <draw:frame draw:style-name="gr5" draw:text-style-name="P3" draw:layer="layout" svg:width="1.878cm" svg:height="0.962cm" svg:x="10.544cm" svg:y="2.738cm">
          <draw:text-box>
            <text:p><text:span text:style-name="T1">KML</text:span></text:p>
          </draw:text-box>
        </draw:frame>
        <draw:frame draw:style-name="gr5" draw:text-style-name="P3" draw:layer="layout" svg:width="2.051cm" svg:height="0.962cm" svg:x="4.6cm" svg:y="7.4cm">
          <draw:text-box>
            <text:p><text:span text:style-name="T1">Sirve</text:span></text:p>
          </draw:text-box>
        </draw:frame>
        <draw:frame draw:style-name="gr5" draw:text-style-name="P3" draw:layer="layout" svg:width="1.662cm" svg:height="0.962cm" svg:x="3.849cm" svg:y="13cm">
          <draw:text-box>
            <text:p><text:span text:style-name="T1">Usa</text:span></text:p>
          </draw:text-box>
        </draw:frame>
        <draw:frame draw:style-name="gr5" draw:text-style-name="P3" draw:layer="layout" svg:width="2.051cm" svg:height="0.962cm" svg:x="8.949cm" svg:y="10.4cm">
          <draw:text-box>
            <text:p><text:span text:style-name="T1">Sirve</text:span></text:p>
          </draw:text-box>
        </draw:frame>
        <draw:frame draw:style-name="gr5" draw:text-style-name="P3" draw:layer="layout" svg:width="2.686cm" svg:height="0.962cm" svg:x="5.514cm" svg:y="11.7cm">
          <draw:text-box>
            <text:p><text:span text:style-name="T1">Genera</text:span></text:p>
          </draw:text-box>
        </draw:frame>
        <draw:frame draw:style-name="gr6" draw:text-style-name="P3" draw:layer="layout" svg:width="1.662cm" svg:height="0.962cm" svg:x="13.338cm" svg:y="9.9cm">
          <draw:text-box>
            <text:p><text:span text:style-name="T1">Usa</text:span></text:p>
          </draw:text-box>
        </draw:frame>
        <draw:frame draw:style-name="gr5" draw:text-style-name="P3" draw:layer="layout" svg:width="1.662cm" svg:height="0.962cm" svg:x="10.4cm" svg:y="15.238cm">
          <draw:text-box>
            <text:p><text:span text:style-name="T1">Usa</text:span></text:p>
          </draw:text-box>
        </draw:frame>
        <draw:frame draw:style-name="gr5" draw:text-style-name="P3" draw:layer="layout" svg:width="1.662cm" svg:height="0.962cm" svg:x="9.338cm" svg:y="18.1cm">
          <draw:text-box>
            <text:p><text:span text:style-name="T1">Usa</text:span></text:p>
          </draw:text-box>
        </draw:frame>
        <draw:frame draw:style-name="gr5" draw:text-style-name="P3" draw:layer="layout" svg:width="1.662cm" svg:height="0.962cm" svg:x="20.8cm" svg:y="17.4cm">
          <draw:text-box>
            <text:p><text:span text:style-name="T1">Usa</text:span></text:p>
          </draw:text-box>
        </draw:frame>
        <draw:frame draw:style-name="gr5" draw:text-style-name="P3" draw:layer="layout" svg:width="3.004cm" svg:height="0.962cm" svg:x="19.403cm" svg:y="12.593cm">
          <draw:text-box>
            <text:p><text:span text:style-name="T1">Siembra</text:span></text:p>
          </draw:text-box>
        </draw:frame>
        <draw:frame draw:style-name="gr6" draw:text-style-name="P3" draw:layer="layout" svg:width="2.301cm" svg:height="0.962cm" svg:x="17.699cm" svg:y="15.038cm">
          <draw:text-box>
            <text:p><text:span text:style-name="T1">Purg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ge Gaspar Sanz Salinas</meta:initial-creator>
    <meta:creation-date>2014-03-26T10:47:42</meta:creation-date>
    <dc:date>2014-03-26T11:04:16</dc:date>
    <dc:creator>Jorge Gaspar Sanz Salinas</dc:creator>
    <meta:editing-duration>PT1M24S</meta:editing-duration>
    <meta:editing-cycles>1</meta:editing-cycles>
    <meta:document-statistic meta:object-count="33"/>
    <meta:generator>OpenOffice/4.0.1$Unix OpenOffice.org_project/401m5$Build-9714</meta:generator>
  </office:meta>
</office:document-meta>
</file>